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Gotham-Rounded-Book" svg:font-family="Gotham-Rounded-Book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295cm" fo:margin-left="1.307cm" table:align="left"/>
    </style:style>
    <style:style style:name="Tabla1.A" style:family="table-column">
      <style:table-column-properties style:column-width="16.295cm"/>
    </style:style>
    <style:style style:name="Tabla1.A1" style:family="table-cell">
      <style:table-cell-properties fo:background-color="#ffff00" fo:padding="0.097cm" fo:border="0.05pt solid #000000">
        <style:background-image/>
      </style:table-cell-properties>
    </style:style>
    <style:style style:name="Tabla2" style:family="table">
      <style:table-properties style:width="16.295cm" fo:margin-left="1.307cm" table:align="left"/>
    </style:style>
    <style:style style:name="Tabla2.A" style:family="table-column">
      <style:table-column-properties style:column-width="16.295cm"/>
    </style:style>
    <style:style style:name="Tabla2.A1" style:family="table-cell">
      <style:table-cell-properties fo:background-color="#ffff00" fo:padding="0.097cm" fo:border="0.05pt solid #000000">
        <style:background-image/>
      </style:table-cell-properties>
    </style:style>
    <style:style style:name="Tabla3" style:family="table">
      <style:table-properties style:width="16.316cm" fo:margin-left="1.286cm" table:align="left"/>
    </style:style>
    <style:style style:name="Tabla3.A" style:family="table-column">
      <style:table-column-properties style:column-width="16.316cm"/>
    </style:style>
    <style:style style:name="Tabla3.A1" style:family="table-cell">
      <style:table-cell-properties fo:background-color="#ffff00" fo:padding="0.097cm" fo:border="0.05pt solid #000000">
        <style:background-image/>
      </style:table-cell-properties>
    </style:style>
    <style:style style:name="Tabla4" style:family="table">
      <style:table-properties style:width="16.295cm" fo:margin-left="1.307cm" table:align="left"/>
    </style:style>
    <style:style style:name="Tabla4.A" style:family="table-column">
      <style:table-column-properties style:column-width="16.295cm"/>
    </style:style>
    <style:style style:name="Tabla4.A1" style:family="table-cell">
      <style:table-cell-properties fo:background-color="#ffff00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2">
      <style:paragraph-properties fo:text-align="justify" style:justify-single-word="false"/>
    </style:style>
    <style:style style:name="P3" style:family="paragraph" style:parent-style-name="Table_20_Contents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58104855" text:style-name="L2">
        <text:list-item>
          <text:p text:style-name="P2">Configura un array para que los valores negativos se transformen en 0. Por ejemplo, resetNegativos([1,2,-1,-3]) debiera dar como resultado [1,2,0,0].</text:p>
        </text:list-item>
      </text:list>
      <table:table table:name="Tabla1" table:style-name="Tabla1">
        <table:table-column table:style-name="Tabla1.A"/>
        <table:table-row table:style-name="TableLine1350205809152">
          <table:table-cell table:style-name="Tabla1.A1" office:value-type="string">
            <text:p text:style-name="P3">function resetNegativos(array) {</text:p>
            <text:p text:style-name="P3"><text:s text:c="2"/>for (var i = 0; i &lt; array.length; i++) {</text:p>
            <text:p text:style-name="P3"><text:s text:c="4"/>if (array[i] &lt; 0) {</text:p>
            <text:p text:style-name="P3"><text:s text:c="6"/>array[i] = 0;</text:p>
            <text:p text:style-name="P3"><text:s text:c="4"/>}</text:p>
            <text:p text:style-name="P3"><text:s text:c="2"/>}</text:p>
            <text:p text:style-name="P3"><text:s text:c="2"/>return array;</text:p>
            <text:p text:style-name="P3">}</text:p>
            <text:p text:style-name="P3">console.log(resetNegativos([1, 2, -1, -3]));</text:p>
          </table:table-cell>
        </table:table-row>
      </table:table>
      <text:list xml:id="list235312098695109" text:continue-numbering="true" text:style-name="L2">
        <text:list-item>
          <text:p text:style-name="P2">Dado un array, mueve todos los valores un espacio de derecha a izquierda eliminando el primer valor y dejando un 0 para el último valor. Por ejemplo, moverAdelante([1,2,3]) debiera dar como resultado [2,3,0].</text:p>
        </text:list-item>
      </text:list>
      <table:table table:name="Tabla2" table:style-name="Tabla2">
        <table:table-column table:style-name="Tabla2.A"/>
        <table:table-row table:style-name="TableLine1350206840768">
          <table:table-cell table:style-name="Tabla2.A1" office:value-type="string">
            <text:p text:style-name="P3">function moverAdelante(array) {</text:p>
            <text:p text:style-name="P3"><text:s text:c="2"/>var temp = [];</text:p>
            <text:p text:style-name="P3"><text:s text:c="2"/>var i = 1;</text:p>
            <text:p text:style-name="P3"><text:s text:c="2"/>for (i; i &lt; array.length; i++) {</text:p>
            <text:p text:style-name="P3"><text:s text:c="4"/>temp[i - 1] = array[i];</text:p>
            <text:p text:style-name="P3"><text:s text:c="2"/>}</text:p>
            <text:p text:style-name="P3"><text:s text:c="2"/>temp[i - 1] = 0;</text:p>
            <text:p text:style-name="P3"><text:s text:c="2"/>return temp;</text:p>
            <text:p text:style-name="P3">}</text:p>
            <text:p text:style-name="P3">console.log(moverAdelante([1, 2, 3]));</text:p>
          </table:table-cell>
        </table:table-row>
      </table:table>
      <text:list xml:id="list235312927280339" text:continue-numbering="true" text:style-name="L2">
        <text:list-item>
          <text:p text:style-name="P2">Configura un array para que el resultado sean los valores en el orden contrario. Por ejemplo, returnReverso([1,2,3]) debe dar [3,2,1].</text:p>
        </text:list-item>
      </text:list>
      <table:table table:name="Tabla3" table:style-name="Tabla3">
        <table:table-column table:style-name="Tabla3.A"/>
        <table:table-row table:style-name="TableLine1350203112416">
          <table:table-cell table:style-name="Tabla3.A1" office:value-type="string">
            <text:p text:style-name="P3">function returnReverso(array) {</text:p>
            <text:p text:style-name="P3"><text:s text:c="2"/>var temp = [];</text:p>
            <text:p text:style-name="P3"><text:s text:c="2"/>x = array.length;</text:p>
            <text:p text:style-name="P3"><text:s text:c="2"/>for (var i = 0; i &lt; x; i++) {</text:p>
            <text:p text:style-name="P3"><text:s text:c="4"/>temp[i] = array.pop();</text:p>
            <text:p text:style-name="P3"><text:s text:c="2"/>}</text:p>
            <text:p text:style-name="P3"><text:s text:c="2"/>return temp;</text:p>
            <text:p text:style-name="P3">}</text:p>
            <text:p text:style-name="P3">console.log(returnReverso([1, 2, 3]));</text:p>
          </table:table-cell>
        </table:table-row>
      </table:table>
      <text:list xml:id="list235312364181565" text:continue-numbering="true" text:style-name="L2">
        <text:list-item>
          <text:p text:style-name="P2">Crea una función que cambie un array repitiendo sus valores originales (manteniendo el mismo orden). Por ejemplo, repetirValores([4,”Ulysses”, 42, false]) debiera dar [4,4, “Ulysses”, “Ulysses”, 42, 42, false, false].</text:p>
        </text:list-item>
      </text:list>
      <table:table table:name="Tabla4" table:style-name="Tabla4">
        <table:table-column table:style-name="Tabla4.A"/>
        <table:table-row table:style-name="TableLine1350206884016">
          <table:table-cell table:style-name="Tabla4.A1" office:value-type="string">
            <text:p text:style-name="P3">function repetirValores(array) {</text:p>
            <text:p text:style-name="P3"><text:s text:c="2"/>var temp = [];</text:p>
            <text:p text:style-name="P3"><text:s text:c="2"/>for (var i = 0; i &lt; array.length; i++) {</text:p>
            <text:p text:style-name="P3"><text:s text:c="4"/>temp.push(array[i]);</text:p>
            <text:p text:style-name="P3"><text:s text:c="4"/>temp.push(array[i]);</text:p>
            <text:p text:style-name="P3"><text:s text:c="2"/>}</text:p>
            <text:p text:style-name="P3"><text:s text:c="2"/>return temp;</text:p>
            <text:p text:style-name="P3">}</text:p>
            <text:p text:style-name="P3">console.log(repetirValores([4, "Ulysses", 42, false]))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Gotham-Rounded-Book" svg:font-family="Gotham-Rounded-Book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C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9T23:53:11.683000000</dc:date>
    <meta:editing-duration>PT25M43S</meta:editing-duration>
    <meta:editing-cycles>1</meta:editing-cycles>
    <meta:document-statistic meta:table-count="4" meta:image-count="0" meta:object-count="0" meta:page-count="1" meta:paragraph-count="41" meta:word-count="228" meta:character-count="1484" meta:non-whitespace-character-count="1235"/>
    <meta:generator>LibreOffice/7.1.2.2$Windows_X86_64 LibreOffice_project/8a45595d069ef5570103caea1b71cc9d82b2aae4</meta:generator>
  </office:meta>
</office:document-meta>
</file>